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font-name="Times New Roman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0% 100%" style:font-name="Times New Roman1"/>
    </style:style>
    <style:style style:name="T7" style:family="text">
      <style:text-properties style:text-line-through-style="none"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4?]</text:p>
      <text:p text:style-name="P2">Month<text:tab/><text:tab/><text:tab/><text:tab/><text:tab/><text:tab/></text:p>
      <text:p text:style-name="P2">Year<text:tab/><text:tab/><text:tab/><text:tab/><text:tab/><text:tab/>[1874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 September 1872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lecture on the 14<text:span text:style-name="T1">th</text:span><text:span text:style-name="T2"> anniversary/</text:span></text:p>
      <text:p text:style-name="P5"><text:span text:style-name="T2">of the 7</text:span><text:span text:style-name="T1">th</text:span><text:span text:style-name="T2"> st Synagogue./</text:span></text:p>
      <text:p text:style-name="P5"><text:span text:style-name="T2"/></text:p>
      <text:p text:style-name="P5"><text:span text:style-name="T2">After having written it, I discovered I made a/</text:span></text:p>
      <text:p text:style-name="P5"><text:span text:style-name="T2">mistake regarding the occasion that called forth/</text:span></text:p>
      <text:p text:style-name="P5"><text:span text:style-name="T2">Washington's reply to the Jews of Philadelphia./</text:span></text:p>
      <text:p text:style-name="P5"><text:span text:style-name="T2"/></text:p>
      <text:p text:style-name="P4"><text:span text:style-name="T2">[Page 1]</text:span></text:p>
      <text:p text:style-name="P4"><text:span text:style-name="T2">Brethren!/ <text:s/>What you may have read on Sunday last in a weekly paper,/ bespeaks your attention for that which will be presented to the/ public upon Sunday next. <text:s/>The answer of the father of this/ country to the founders of this Congregation, calls for reflection./ <text:s/>It was the first time that George Washington became aware of/ the existence of an organized body of men, drawn together by/ their attachment to the law of Sinai, in the city which the/ Continental Congress had immortalized. <text:s/>Courteously he/ acknowledged the invitation which his fellow citizens of/ the Jewish faith extended to him as President of the young/ republic, and he improved the occasion by adding words/ of sympathy with the cause of religious liberty generally,/ and of kindness for our people specially, who had suf-/-fered much because of the world's intolerance. <text:s/>The/ circumstance which elicited that interesting document, was/ the dedication of a regular Synagogue by the Hebrews/ of Philadelphia. <text:s/>For some ten years, and possibly/ longer they had held service in a private dwelling; but/ the dignity of the worship and an accession of </text:span><text:soft-page-break/><text:span text:style-name="T2">number from a neighboring city,/ necessitated the change./</text:span></text:p>
      <text:p text:style-name="P4"><text:span text:style-name="T2"/></text:p>
      <text:p text:style-name="P4"><text:span text:style-name="T2">[Page 2]</text:span></text:p>
      <text:p text:style-name="P4"><text:span text:style-name="T2">In Tishri 5543, that is September 1872, of the vulgar/ era, they entered a building, intended to serve as a ral-/-lying point to their brethren coming from any part/ of the globe, and to show their fellow men of another/ creed, that "the hope of Israel" for the salvation of the/ One God, was not extinct in their breasts. <text:s/>Our predecessors/ who gave origin to the Congregation, whose name we still/ bear, were not ashamed to </text:span><text:span text:style-name="T3">acknowledge</text:span><text:span text:style-name="T5"> confess that the im-/-munities promised them by recent events, had been in-/-capable of estranging their feelings from the ancient/ belief. <text:s/>And as an evidence of the pride they took in/ keeping the same intact, they requested the presence of/ the temporal authorities at the consecration of their/ new house of prayer. <text:s/>It is uncertain that those/ in powers witnessed the celebration, but the reply sent/ to the committee of arrangements by the most exalted of/ Americans then, and the most revered of revolutionary/ fathers since, proves a fact worthy to be remembered./</text:span></text:p>
      <text:p text:style-name="P4"><text:span text:style-name="T5">Washington's expressions of of kindliness to the founders of a/ congregation, who gloried in their conservatism, teaches/ that we need not cater to the taste of fickle changelings,/ in order to secure the respect of the intelligent &amp; the good among the community./</text:span></text:p>
      <text:p text:style-name="P4"><text:span text:style-name="T5"/></text:p>
      <text:p text:style-name="P4"><text:span text:style-name="T5">[Page 3]<text:line-break/>The Philadelphians who associated as a religious body/ about ninety three years ago, held a worship, which/ had nothing in common with that of the Nazarene church./ <text:s/>The ritual was entirely in an Eastern language, the chanting,/ popularly rendered, made no pretensions to a musical/ finish. <text:s/>The ceremonies in the Synagogue, msut have/ struck the gentiles as being singularly different from/ their practices. <text:s/>Nevertheless the Phillipses, </text:span><text:span text:style-name="T3">and</text:span><text:span text:style-name="T5"> the Gratzes/ and their co-workers in the cause of Judaism experienced/ no hesitation in inviting the </text:span><text:span text:style-name="T3">brightest</text:span><text:span text:style-name="T5"> most distinguished in the State and/ in the land to see how the olden worship was conducted./ <text:s/>They wrote that as the dwelling of the Lord, in which they/ would pour forth their entreaties had just been completed,/ they would feel honored, whenever the constituted authorities/ judged proper to visit it. The fear that they might/ excite ungracious remarks by their covered heads, and by/ their white fringed scarfs; by their </text:span><text:span text:style-name="T3">carrying</text:span><text:span text:style-name="T5"> separating/ the sexes, by their carrying to and from the </text:span><text:span text:style-name="T3">desk</text:span><text:span text:style-name="T5"> ark the scroll/ of the law, or by other observances connected principally with the/ autumnal holdings, did not disturb the minds of those unsophisti-/-cated Hebrews./</text:span></text:p>
      <text:p text:style-name="P4"><text:span text:style-name="T5"/></text:p>
      <text:p text:style-name="P4"><text:span text:style-name="T5">[Page 4]</text:span></text:p>
      <text:p text:style-name="P4"><text:span text:style-name="T5">They relied for the consideration of the existing government, not/ on the abandonment of ancestral usages in the Synagogue,/ but on their social standing beyond its holy precincts./ <text:s/></text:span><text:span text:style-name="T3">And</text:span><text:span text:style-name="T5"> Because the name of Jew had not been tainted du-/-ring the revolutionary war. <text:s/>Nay: because it had proved/ conspicuously pure, when a Hyam Solomon aided the/ struggling republic with voluntary loans, for which he asked/ neither "usory[sic!] nor increase", because, as officially admitted,/ the Jew taxed his own purse and his own blood in the/ defense of American independence, therefore the originators/ of this Congregation challenged public regard, and obtained/ as a testimony </text:span><text:span text:style-name="T3">thereof</text:span><text:span text:style-name="T5"> of their worthiness a letter couched in respectful/ language by the first president of the United States./ <text:s/>It might be instructive, and to some of my hearers/ exceedingly interesting to read a full history of the/ commencement and development of a </text:span><text:span text:style-name="T3">Congregation</text:span><text:span text:style-name="T5"> Hebrew congregation, re-/-cognized as such for upwards of </text:span><text:span text:style-name="T3">nen</text:span><text:span text:style-name="T5"> ninety two years,/ and having </text:span><text:span text:style-name="T3">the same</text:span><text:span text:style-name="T5"> very probably assumed the same appellation,/ and followed the same </text:span><text:span text:style-name="T3">traditional rites</text:span><text:span text:style-name="T5"> Sephardic liturgy at a period dating/ still further back. <text:s/>But in the early days of its exist-/-ence, no attempt appears to have been made, to keep/ clear and complete records of transpiring events./</text:span></text:p>
      <text:p text:style-name="P4"><text:span text:style-name="T5"/></text:p>
      <text:p text:style-name="P4"><text:span text:style-name="T5">[Page 5]</text:span></text:p>
      <text:p text:style-name="P4"><text:span text:style-name="T5">This, however, is doubtless; the Mikv</text:span><text:span text:style-name="T6">è</text:span><text:span text:style-name="T7"> Israel congre-/gation, </text:span><text:span text:style-name="T4">enjoying esteem</text:span><text:span text:style-name="T7"> noted for the position of </text:span><text:soft-page-break/><text:span text:style-name="T7">its members,/ remained the only organized body in possession of a place/ of worship for a considerable length of time; and until/ the year 5620, or 1860 it performed divine service in/ the same spot originally </text:span><text:span text:style-name="T4">originally</text:span><text:span text:style-name="T7"> dedicated. <text:s/>Fond/ associations clustering </text:span><text:span text:style-name="T4">a</text:span><text:span text:style-name="T7">round that </text:span><text:span text:style-name="T4">caused many to part</text:span><text:span text:style-name="T7"> structure,--which, though/ remodelled, had ever stood where the foundations had first been/ laid,--caused many to part with it in tears, but neither/ the locality nor the building itself would permit a lon-/-ger continuance. <text:s/>Thus it happened </text:span><text:span text:style-name="T4">in</text:span><text:span text:style-name="T7"> that fourteen/ years ago at this season, the stately edifice we occupy/ was consecrated with due solemnity </text:span><text:span text:style-name="T4">to the service</text:span><text:span text:style-name="T7"> as a habitation/ of Israel's God. <text:s/>Here I pause; for thoughts crowd on/ my mind, which I do not </text:span><text:span text:style-name="T4">wish</text:span><text:span text:style-name="T7"> desire to shape into words./ <text:s/>The day we have gathered to celebrate is doubly joyful/ to the believers in revelation. <text:s/>The remnant of Judah/ hail everywhere the anniversary of the historical incident,/ which set the basis of human civilization. <text:s/>On the sixth of/ Sivan, the Lord invisible and incomprehensible, sent His word/ among the ten-thousands of His redeemed creatures./</text:span></text:p>
      <text:p text:style-name="P4"><text:span text:style-name="T7"/></text:p>
      <text:p text:style-name="P4"><text:span text:style-name="T7">[Page 6]</text:span></text:p>
      <text:p text:style-name="P4"><text:span text:style-name="T7">It bid them go forth and become the priests of truth./ <text:s/>And upon the self-same day a people who recognized/ the Creator as the Parent of blessings brought to the Jerusalem-temple amidst the/ blithesome sound of </text:span><text:span text:style-name="T4">blithesome</text:span><text:span text:style-name="T7"> music and national songs </text:span><text:span text:style-name="T4">to the</text:span><text:span text:style-name="T7">/ </text:span><text:span text:style-name="T4">Jerusalem Temple,</text:span><text:span text:style-name="T7"> the first-ripe fruits of the soil, as a/ token of filial gratitude. <text:s/>Allusions to occurrences not/ of a soul-enlivening nature would ill-comport with "the/ feast of </text:span><text:span text:style-name="T4">the</text:span><text:span text:style-name="T7"> weeks." <text:s/>"This is the day which the Lord hath/ appointed, we will be glad and rejoice thereon." <text:s/>But/ with every disposition to intensify rather than dampen the/ pleasure of our festive communion, I feel that I would/ be derelict in duty, if </text:span><text:span text:style-name="T4">in the</text:span><text:span text:style-name="T7"> after a silence of years on a/ subject I have at heart, I failed again to present/ it for consideration. <text:s/>Brethren! <text:s/>Fourteen annual/ cycles have girded the earth, since we promised that/ this terrestrial Beth-El would veritably be </text:span><text:span text:style-name="T4">in all truth</text:span><text:span text:style-name="T7"> the house/ of God. <text:s/>"But the stone crieth out of the wall, and/ the beam from the timber answereth with lament." <text:s/>The/ latter was hewn to adorn the Tabernacle of the Most/ High, the former passed through the chisel to beautify/ the mansion of prayer. <text:s/>They utter complaints, because/ they were not exclusively devoted </text:span><text:span text:style-name="T4">altogether</text:span><text:span text:style-name="T7"> to the sacred purpose./</text:span></text:p>
      <text:p text:style-name="P4"><text:span text:style-name="T7"/></text:p>
      <text:p text:style-name="P4"><text:span text:style-name="T7">[Page 7]</text:span></text:p>
      <text:p text:style-name="P4"><text:span text:style-name="T7">They bewail their fate, because the stranger may in/ part claim possession of our minor Sanctuary./ <text:s/>How earnestly I preached the necessity of rolling away/ that shame, is well known. <text:s/>The personal exertions/ I made to free the habitation in which I minister from an oppressive/ burden many will remember. <text:s/>But as my efforts/ instead of benefitting[sic!] the cause, raised ill=founded, and/ to me painful, suspicions, I resolved to </text:span><text:span text:style-name="T4">bear</text:span><text:span text:style-name="T7"> forbear,/ trusting to time and circumstances for the removal of an/ evil I could never cease to deprecate. <text:s/>In fact, </text:span><text:span text:style-name="T4">a smaller</text:span><text:span text:style-name="T7"> provisions began/ </text:span><text:span text:style-name="T4">surplus began to be set apart,</text:span><text:span text:style-name="T7"> to be made to compass that desirable end, and </text:span><text:span text:style-name="T4">that</text:span><text:span text:style-name="T7"> those I hoped, would </text:span><text:span text:style-name="T4">swell</text:span><text:span text:style-name="T7"> progress/ and be matured so that by means of liberal donations, and bequests </text:span><text:span text:style-name="T4">till its reached</text:span><text:span text:style-name="T7"> a congregational duty/ </text:span><text:span text:style-name="T4">the sum due.</text:span><text:span text:style-name="T7"> would be fulfilled. <text:s/>But the living became unmindful of the/ wants of the Synagogue, and the wealthy who were called/ away from earth bequeathed nothing, by which their/ memory might become associated for ever with the house/ of their God; while their loss to it stopped short the/ increase of the amount reserved for the gradual li-/-quidation of its debt. <text:s/>Brethren! <text:s/>Friends! <text:s/>Or-/thodox Israelites! <text:s/>To secure your venerable institution/ against casualties, that liquidation must be effected./ <text:s/>It must be affected soon, unless you desire a gradual/ dissolution of your religious body/</text:span></text:p>
      <text:p text:style-name="P4"><text:span text:style-name="T7"/></text:p>
      <text:p text:style-name="P4"><text:span text:style-name="T7">[Page 8]</text:span></text:p>
      <text:p text:style-name="P4"><text:span text:style-name="T7">I am not sounding the alarm to create a sensation;/ nor do I speak so, believe me, from </text:span><text:span text:style-name="T4">interested</text:span><text:span text:style-name="T7"> selfish motives./ <text:s/>My race is pretty nigh run out, and should I even be destin-/-ed to go beyond the point I imagine to reach, I shall/ not in all likelihood outstrip the course of your congregational existence./ <text:s/>At </text:span><text:span text:style-name="T4">all</text:span><text:span text:style-name="T7"> any event</text:span><text:span text:style-name="T4">s</text:span><text:span text:style-name="T7">, </text:span><text:span text:style-name="T4">preso</text:span><text:span text:style-name="T7"> personally, I aspire to nothing/ in this world higher than my present humble </text:span><text:soft-page-break/><text:span text:style-name="T7">condition./ <text:s/>But I long sincerely to see your olden organization, during/ my ministration, firmly, immoveably set up./ <text:s/>It would be cruel in me to call forth sad reflection, but/ you </text:span><text:span text:style-name="T4">know</text:span><text:span text:style-name="T7"> are aware that your ranks have unhappily been thin-/-ned within a </text:span><text:span text:style-name="T4">recent</text:span><text:span text:style-name="T7"> brief space of time; and my eyes/ have grown dim in looking for a supply of fresh and/ numerous recruits. <text:s/>I may err in my judg-/-ment, but I am of opinion that a reduction in the/ seat rent, (though comparatively moderate even now),/ might materially augment our number, strengthen/ the cause for which our fathers established the/ congregation Mikv</text:span><text:span text:style-name="T6">è</text:span><text:span text:style-name="T7"> Israel, and add solemnity/ to our devotional assemblies; for "in the multitude of people/ is the King's honor"/</text:span></text:p>
      <text:p text:style-name="P4"><text:span text:style-name="T7"/></text:p>
      <text:p text:style-name="P4"><text:span text:style-name="T7">[Page 9]</text:span></text:p>
      <text:p text:style-name="P4"><text:span text:style-name="T7">But the plan suggesting itself to my mind is totally/ impracticable, so long as an incubus lies upon us, and/ hinders our free motions. <text:s/>And surely no devise of/ </text:span><text:span text:style-name="T4">yours</text:span><text:span text:style-name="T7"> others, but which to draw herein a new vitalizing/ element through more melody and choicer preaching/ can be accomplished, if a </text:span><text:span text:style-name="T4">heavy account</text:span><text:span text:style-name="T7"> weighty obligation that should/ have never been </text:span><text:span text:style-name="T4">opened</text:span><text:span text:style-name="T7"> contracted, is not adjusted./</text:span></text:p>
      <text:p text:style-name="P4"><text:span text:style-name="T7">Once more </text:span><text:span text:style-name="T4">I</text:span><text:span text:style-name="T7"> suffer me to appeal to you my brethren when the Almighty has/ blessed in the city and in the field. <text:s/>Give glory to His/ name, even while you </text:span><text:span text:style-name="T4">are permitted to</text:span><text:span text:style-name="T7"> enjoy life/ in the sweet companionship of wife and in the endearments of/ loved children. <text:s/>Bring but a small portion of your substance/ to this dwelling-place, and it will soon be in very/ deed God's holy house. <text:s/>To render their </text:span><text:span text:style-name="T4">sacred</text:span><text:span text:style-name="T7"> dedicated mansion/ such, the Gratzes and Phillipses and their worthy associates undertook ninety two/ years ago a noble work. <text:s/>You should give it perpetuity./ <text:s/>You should make it honorable. <text:s/>They came forward/ with free-will offerings adequate to the occasion, you/ should add to their hundred fold, because the increase/ is proportionate to </text:span><text:span text:style-name="T4">our</text:span><text:span text:style-name="T7"> the changes in time and to our present requirements./ <text:s/>And what season can be more appropriate than that we ce-/-lebrate for, </text:span><text:span text:style-name="T4">to</text:span><text:span text:style-name="T7"> laying upon the altar of our heavenly Benefactor/ a handful out of the abundance He has showered down on/</text:span></text:p>
      <text:p text:style-name="P4"><text:span text:style-name="T7"/></text:p>
      <text:p text:style-name="P4"><text:span text:style-name="T7">[Page 10]</text:span></text:p>
      <text:p text:style-name="P4"><text:span text:style-name="T7">your laps. <text:s/>On the feast of weeks Israel of yore/ presented to the priest a token indicative of their depend-/-ence on Providence for the satisfaction of the most urgent/ necessities of life. <text:s/>They made two loaves of bread from the/ pure white wheat just grown, and conveyed them to the/ Palestinian Sanctuary. <text:s/>Let the evidence of your depending/ upon a beneficent God for all you need, be equally signi-/-ficative. <text:s/>Ere the </text:span><text:span text:style-name="T4">rich</text:span><text:span text:style-name="T7"> delightful yeilding[sic!] of your land be land on/ the family board, set apart a portion of the means that procure/ you rich food and dainties, and devote it to the service of the/ Great Benefactor. <text:s/>Oh! let your commemorating of the day of/ Sinai, </text:span><text:span text:style-name="T4">be thus</text:span><text:span text:style-name="T7"> find thus a practical</text:span><text:span text:style-name="T4">ly</text:span><text:span text:style-name="T7"> illustration. <text:s/>Let the fourteenth/ anniversary of the Synagogue erected by the venerable congre-/gation Mikv</text:span><text:span text:style-name="T6">è</text:span><text:span text:style-name="T7"> Israel, be signalized by an act eminently/ proper, by a deed </text:span><text:span text:style-name="T4">wil</text:span><text:span text:style-name="T7"> which will redeem our character,/ and show us good and pious, generous and uprigh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4T11:50:35.70</meta:creation-date>
    <dc:date>2012-09-24T13:33:32.58</dc:date>
    <dc:creator>Penn Libraries</dc:creator>
    <meta:editing-duration>PT00H10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257" meta:character-count="14049"/>
  </office:meta>
</office:document-meta>
</file>